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ilderContext.getTabl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Context.getObjectFromStack( Stack s , Class desired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uilderContext.pop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Context.popTabl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Context.pushContainer( RtfContaine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Context.replaceContainer( RtfContainer oldC , RtfContainer new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uilderContext.pushTableContext( TableContext t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Context.BuilderContext( IRtfOptions rtf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Context.getContainer( Class containerClass , boolean required , Object forWhichBuil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